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Mit </mtext>
            <mstyle mathvariant="bold">
              <mrow>
                <mo stretchy="false">ω</mo>
              </mrow>
            </mstyle>
            <mrow>
              <mi/>
              <mo stretchy="false">=</mo>
              <mi/>
            </mrow>
            <mrow>
              <mo stretchy="false">(</mo>
              <mrow>
                <mn>0,0</mn>
                <mi>,</mi>
                <mo stretchy="false">ω</mo>
              </mrow>
              <mo stretchy="false">)</mo>
            </mrow>
            <mi/>
            <mi>;</mi>
            <mi/>
            <mo stretchy="false">ω</mo>
            <mrow>
              <mi/>
              <mo stretchy="false">=</mo>
              <mi/>
            </mrow>
            <mover accent="true">
              <mo stretchy="false">ϕ</mo>
              <mo stretchy="false">˙</mo>
            </mover>
            <mtext> und</mtext>
          </mrow>
        </mtd>
      </mtr>
      <mtr>
        <mtd>
          <mrow>
            <msub>
              <mrow>
                <mover accent="true">
                  <mstyle mathvariant="bold">
                    <mrow>
                      <mi>r</mi>
                    </mrow>
                  </mstyle>
                  <mo stretchy="false">˙</mo>
                </mover>
              </mrow>
              <mi>i</mi>
            </msub>
            <mrow>
              <mi/>
              <mo stretchy="false">=</mo>
              <mi/>
            </mrow>
            <mrow>
              <mo stretchy="false">(</mo>
              <mrow>
                <mrow>
                  <mstyle mathvariant="bold">
                    <mrow>
                      <mo stretchy="false">ω</mo>
                    </mrow>
                  </mstyle>
                </mrow>
                <mrow>
                  <mi/>
                  <mo stretchy="false">×</mo>
                  <mi/>
                </mrow>
                <msub>
                  <mrow>
                    <mover accent="true">
                      <mstyle mathvariant="bold">
                        <mrow>
                          <mi>r</mi>
                        </mrow>
                      </mstyle>
                      <mo stretchy="false">˙</mo>
                    </mover>
                  </mrow>
                  <mi>i</mi>
                </msub>
              </mrow>
              <mo stretchy="false">)</mo>
            </mrow>
            <mrow>
              <mi/>
              <mo stretchy="false">=</mo>
              <mi/>
            </mrow>
            <mo stretchy="false">ω</mo>
            <mrow>
              <mo stretchy="false">(</mo>
              <mrow>
                <mrow>
                  <mo stretchy="false">−</mo>
                  <msub>
                    <mi>y</mi>
                    <mi>i</mi>
                  </msub>
                </mrow>
                <mi>,</mi>
                <msub>
                  <mi>x</mi>
                  <mi>i</mi>
                </msub>
                <mn>,0</mn>
              </mrow>
              <mo stretchy="false">)</mo>
            </mrow>
          </mrow>
        </mtd>
      </mtr>
      <mtr>
        <mtd>
          <mrow>
            <mstyle mathsize="10%">
              <mrow>
                <mphantom>
                  <mstyle>
                    <mrow>
                      <mn>.</mn>
                    </mrow>
                  </mstyle>
                </mphantom>
              </mrow>
            </mstyle>
            <mtext>folgt für die kinetische Energie </mtext>
            <mi>T</mi>
            <mrow>
              <mi/>
              <mo stretchy="false">=</mo>
              <mi/>
            </mrow>
            <mrow>
              <munder>
                <mo stretchy="false">∑</mo>
                <mi>i</mi>
              </munder>
              <mrow>
                <mfrac>
                  <msub>
                    <mi>m</mi>
                    <mi>i</mi>
                  </msub>
                  <mn>2</mn>
                </mfrac>
              </mrow>
            </mrow>
            <msubsup>
              <mrow>
                <mover accent="true">
                  <mstyle mathvariant="bold">
                    <mrow>
                      <mi>r</mi>
                    </mrow>
                  </mstyle>
                  <mo stretchy="false">˙</mo>
                </mover>
              </mrow>
              <mi>i</mi>
              <mn>2</mn>
            </msubsup>
          </mrow>
        </mtd>
      </mtr>
      <mtr>
        <mtd>
          <mrow>
            <mi>T</mi>
            <mrow>
              <mi/>
              <mo stretchy="false">=</mo>
              <mi/>
            </mrow>
            <mfrac>
              <mn>1</mn>
              <mn>2</mn>
            </mfrac>
            <mrow>
              <munder>
                <mo stretchy="false">∑</mo>
                <mi>i</mi>
              </munder>
              <msub>
                <mi>m</mi>
                <mi>i</mi>
              </msub>
            </mrow>
            <mrow>
              <mo stretchy="false">(</mo>
              <mrow>
                <msubsup>
                  <mi>x</mi>
                  <mi>i</mi>
                  <mn>2</mn>
                </msubsup>
                <mrow>
                  <mi/>
                  <mo stretchy="false">+</mo>
                  <mi/>
                </mrow>
                <msubsup>
                  <mi>y</mi>
                  <mi>i</mi>
                  <mn>2</mn>
                </msubsup>
              </mrow>
              <mo stretchy="false">)</mo>
            </mrow>
            <msup>
              <mo stretchy="false">ω</mo>
              <mn>2</mn>
            </msup>
            <mrow>
              <mi/>
              <mo stretchy="false">=</mo>
              <mi/>
            </mrow>
            <mfrac>
              <mn>1</mn>
              <mn>2</mn>
            </mfrac>
            <mi>J</mi>
            <msup>
              <mo stretchy="false">ω</mo>
              <mn>2</mn>
            </msup>
            <mtext> mit</mtext>
          </mrow>
        </mtd>
      </mtr>
      <mtr>
        <mtd>
          <mrow>
            <mi>J</mi>
            <mrow>
              <mi/>
              <mo stretchy="false">=</mo>
              <mi/>
            </mrow>
            <mrow>
              <munder>
                <mo stretchy="false">∑</mo>
                <mi>i</mi>
              </munder>
              <msub>
                <mi>m</mi>
                <mi>i</mi>
              </msub>
            </mrow>
            <mrow>
              <mo stretchy="false">(</mo>
              <mrow>
                <msubsup>
                  <mi>x</mi>
                  <mi>i</mi>
                  <mn>2</mn>
                </msubsup>
                <mrow>
                  <mi/>
                  <mo stretchy="false">+</mo>
                  <mi/>
                </mrow>
                <msubsup>
                  <mi>y</mi>
                  <mi>i</mi>
                  <mn>2</mn>
                </msubsup>
              </mrow>
              <mo stretchy="false">)</mo>
            </mrow>
          </mrow>
        </mtd>
      </mtr>
    </mtable>
    <annotation encoding="StarMath 5.0">"Mit " bold %iomega `=` (0,0,%iomega) `;~ %iomega `=` dot %iphi " und" newline
{dot bold r}_i `=` ({bold %iomega} `times` {dot bold r}_i) `=` %iomega (-y_i, x_i,0) newline
size*0.1 phantom . "folgt für die kinetische Energie " T `=` sum from i {m_i over 2} {dot bold r}_i ^2 newline
T `=` 1 over 2 sum from i m_i (x_i^2 `+` y_i^2) %iomega ^2 `=` 1 over 2 J %iomega ^2 " mit" newline
J `=` sum from i m_i (x_i^2 `+` y_i^2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2:46:47.049000000</meta:creation-date>
    <meta:generator>LibreOffice/4.1.4.2$Windows_x86 LibreOffice_project/0a0440ccc0227ad9829de5f46be37cfb6edcf72</meta:generator>
  </office:meta>
</office:document-meta>
</file>